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LGC Sans" svg:font-family="DejaVu LGC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style:font-name="Times New Roman" style:font-name-complex="Times New Roman" fo:font-size="12pt" style:font-size-asian="12pt" style:font-size-complex="12pt"/>
    </style:style>
    <style:style style:name="P2" style:parent-style-name="Standard" style:family="paragraph">
      <style:text-properties style:font-name="Times New Roman" style:font-name-complex="Times New Roman" fo:font-size="12pt" style:font-size-asian="12pt" style:font-size-complex="12pt"/>
    </style:style>
    <style:style style:name="P3" style:parent-style-name="Standard" style:family="paragraph">
      <style:text-properties style:font-name="Times New Roman" style:font-name-complex="Times New Roman" fo:font-size="12pt" style:font-size-asian="12pt" style:font-size-complex="12pt"/>
    </style:style>
    <style:style style:name="P4" style:parent-style-name="Standard" style:family="paragraph">
      <style:text-properties style:font-name="Times New Roman" style:font-name-complex="Times New Roman" fo:font-size="12pt" style:font-size-asian="12pt" style:font-size-complex="12pt"/>
    </style:style>
    <style:style style:name="P5" style:parent-style-name="Standard" style:family="paragraph">
      <style:text-properties style:font-name="Times New Roman" style:font-name-complex="Times New Roman" fo:font-size="12pt" style:font-size-asian="12pt" style:font-size-complex="12pt"/>
    </style:style>
    <style:style style:name="P6" style:parent-style-name="Standard" style:family="paragraph">
      <style:text-properties style:font-name="Times New Roman" style:font-name-complex="Times New Roman" fo:font-size="12pt" style:font-size-asian="12pt" style:font-size-complex="12pt"/>
    </style:style>
    <style:style style:name="P7" style:parent-style-name="Standard" style:family="paragraph">
      <style:paragraph-properties fo:text-align="center"/>
      <style:text-properties style:font-name="Times New Roman" style:font-name-complex="Times New Roman" fo:font-size="12pt" style:font-size-asian="12pt" style:font-size-complex="12pt"/>
    </style:style>
    <style:style style:name="P8" style:parent-style-name="Standard" style:family="paragraph">
      <style:paragraph-properties fo:text-align="center"/>
      <style:text-properties style:font-name="Times New Roman" style:font-name-complex="Times New Roman" fo:font-size="12pt" style:font-size-asian="12pt" style:font-size-complex="12pt"/>
    </style:style>
    <style:style style:name="P9" style:parent-style-name="Standard"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 style:parent-style-name="Standard" style:family="paragraph">
      <style:paragraph-properties fo:line-height="200%"/>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DejaVu LGC Sans"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style:style>
    <style:style style:name="T16" style:parent-style-name="DefaultParagraphFont" style:family="text">
      <style:text-properties style:font-name="Times New Roman" style:font-name-complex="Times New Roman" fo:font-size="12pt" style:font-size-asian="12pt" style:font-size-complex="12pt"/>
    </style:style>
    <style:style style:name="P17" style:parent-style-name="Standard" style:family="paragraph">
      <style:paragraph-properties fo:line-height="200%"/>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DejaVu LGC Sans"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size="12pt" style:font-size-asian="12pt" style:font-size-complex="12pt"/>
    </style:style>
    <style:style style:name="P23" style:parent-style-name="Standard" style:family="paragraph">
      <style:paragraph-properties fo:break-before="page" fo:line-height="200%"/>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size="12pt" style:font-size-asian="12pt" style:font-size-complex="12pt"/>
    </style:style>
    <style:style style:name="T26" style:parent-style-name="DefaultParagraphFont" style:family="text">
      <style:text-properties style:font-name="Times New Roman" style:font-name-complex="Times New Roman" fo:font-size="12pt" style:font-size-asian="12pt" style:font-size-complex="12pt"/>
    </style:style>
    <style:style style:name="T27" style:parent-style-name="DefaultParagraphFont" style:family="text">
      <style:text-properties style:font-name="Times New Roman" style:font-name-complex="Times New Roman" fo:font-size="12pt" style:font-size-asian="12pt" style:font-size-complex="12pt"/>
    </style:style>
    <style:style style:name="P28" style:parent-style-name="Standard" style:family="paragraph">
      <style:paragraph-properties fo:line-height="200%"/>
      <style:text-properties style:font-name="Times New Roman" style:font-name-complex="Times New Roman" fo:font-size="12pt" style:font-size-asian="12pt" style:font-size-complex="12pt"/>
    </style:style>
    <style:style style:name="P29" style:parent-style-name="Standard" style:family="paragraph">
      <style:paragraph-properties fo:break-before="page" fo:line-height="20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0" style:parent-style-name="Standard" style:family="paragraph">
      <style:paragraph-properties fo:line-height="20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31" style:parent-style-name="Standard" style:family="paragraph">
      <style:paragraph-properties fo:line-height="200%" fo:text-indent="0.5in"/>
      <style:text-properties style:font-name="Times New Roman" style:font-name-complex="Times New Roman" fo:font-size="12pt" style:font-size-asian="12pt" style:font-size-complex="12pt"/>
    </style:style>
    <style:style style:name="P32" style:parent-style-name="Standard" style:family="paragraph">
      <style:paragraph-properties fo:line-height="20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33" style:parent-style-name="Standard" style:family="paragraph">
      <style:paragraph-properties fo:line-height="200%" fo:text-indent="0.5in"/>
      <style:text-properties style:font-name="Times New Roman" style:font-name-complex="Times New Roman" fo:font-size="12pt" style:font-size-asian="12pt" style:font-size-complex="12pt"/>
    </style:style>
    <style:style style:name="P34" style:parent-style-name="Standard" style:family="paragraph">
      <style:paragraph-properties fo:line-height="200%" fo:text-indent="0.5in"/>
      <style:text-properties style:font-name="Times New Roman" style:font-name-complex="Times New Roman" fo:font-size="12pt" style:font-size-asian="12pt" style:font-size-complex="12pt"/>
    </style:style>
    <style:style style:name="P35" style:parent-style-name="Standard" style:family="paragraph">
      <style:paragraph-properties fo:line-height="200%" fo:text-indent="0.5in"/>
      <style:text-properties style:font-name="Times New Roman" style:font-name-complex="Times New Roman" fo:font-size="12pt" style:font-size-asian="12pt" style:font-size-complex="12pt"/>
    </style:style>
    <style:style style:name="P36" style:parent-style-name="Standard" style:family="paragraph">
      <style:paragraph-properties fo:line-height="20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37" style:parent-style-name="Standard" style:family="paragraph">
      <style:paragraph-properties fo:line-height="200%"/>
      <style:text-properties style:font-name="Times New Roman" style:font-name-complex="Times New Roman" fo:font-size="12pt" style:font-size-asian="12pt" style:font-size-complex="12pt"/>
    </style:style>
    <style:style style:name="P38" style:parent-style-name="Standard" style:family="paragraph">
      <style:paragraph-properties fo:line-height="200%"/>
      <style:text-properties style:font-name="Times New Roman" style:font-name-complex="Times New Roman"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39" style:parent-style-name="Standard" style:family="paragraph">
      <style:paragraph-properties fo:line-height="200%"/>
      <style:text-properties style:font-name="Times New Roman" style:font-name-complex="Times New Roman" fo:font-size="12pt" style:font-size-asian="12pt" style:font-size-complex="12pt"/>
    </style:style>
    <style:style style:name="P40" style:parent-style-name="Standard" style:family="paragraph">
      <style:paragraph-properties fo:break-before="page" fo:line-height="200%"/>
      <style:text-properties style:font-name="Times New Roman" style:font-name-complex="Times New Roman" fo:font-size="12pt" style:font-size-asian="12pt" style:font-size-complex="12pt"/>
    </style:style>
    <style:style style:name="P41" style:parent-style-name="Standard" style:family="paragraph">
      <style:paragraph-properties fo:line-height="200%"/>
      <style:text-properties style:font-name="Times New Roman" style:font-name-complex="Times New Roman" fo:font-size="12pt" style:font-size-asian="12pt" style:font-size-complex="12pt"/>
    </style:style>
    <style:style style:name="P42" style:parent-style-name="Standard"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3" style:parent-style-name="Standard" style:family="paragraph">
      <style:paragraph-properties fo:line-height="200%"/>
    </style:style>
    <style:style style:name="T44" style:parent-style-name="DefaultParagraphFont" style:family="text">
      <style:text-properties style:font-name="Times New Roman" style:font-name-complex="Times New Roman" fo:font-size="12pt" style:font-size-asian="12pt" style:font-size-complex="12pt"/>
    </style:style>
    <style:style style:name="T45" style:parent-style-name="DefaultParagraphFont" style:family="text">
      <style:text-properties style:font-name="Times New Roman" style:font-name-complex="Times New Roman" fo:font-size="12pt" style:font-size-asian="12pt" style:font-size-complex="12pt"/>
    </style:style>
    <style:style style:name="T46" style:parent-style-name="DefaultParagraphFont" style:family="text">
      <style:text-properties style:font-name="Times New Roman" style:font-name-complex="Times New Roman" fo:font-size="12pt" style:font-size-asian="12pt" style:font-size-complex="12pt"/>
    </style:style>
    <style:style style:name="T47" style:parent-style-name="DefaultParagraphFont" style:family="text">
      <style:text-properties style:font-name="Times New Roman" style:font-name-complex="Times New Roman" fo:font-size="12pt" style:font-size-asian="12pt" style:font-size-complex="12pt"/>
    </style:style>
    <style:style style:name="T48" style:parent-style-name="DefaultParagraphFont" style:family="text">
      <style:text-properties style:font-name="Times New Roman" style:font-name-complex="Times New Roman" fo:font-size="12pt" style:font-size-asian="12pt" style:font-size-complex="12pt"/>
    </style:style>
    <style:style style:name="P49" style:parent-style-name="Standard" style:family="paragraph">
      <style:paragraph-properties fo:break-before="page" fo:line-height="200%"/>
    </style:style>
    <style:style style:name="T5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1" style:parent-style-name="DefaultParagraphFont" style:family="text">
      <style:text-properties style:font-name="Times New Roman" style:font-name-complex="Times New Roman" fo:font-size="12pt" style:font-size-asian="12pt" style:font-size-complex="12pt"/>
    </style:style>
    <style:style style:name="T52" style:parent-style-name="DefaultParagraphFont" style:family="text">
      <style:text-properties style:font-name="Times New Roman" style:font-name-complex="Times New Roman" fo:font-size="12pt" style:font-size-asian="12pt" style:font-size-complex="12pt"/>
    </style:style>
    <style:style style:name="T53" style:parent-style-name="DefaultParagraphFont" style:family="text">
      <style:text-properties style:font-name="Times New Roman" style:font-name-complex="Times New Roman" fo:font-size="12pt" style:font-size-asian="12pt" style:font-size-complex="12pt"/>
    </style:style>
    <style:style style:name="T54" style:parent-style-name="DefaultParagraphFont" style:family="text">
      <style:text-properties style:font-name="Times New Roman" style:font-name-complex="Times New Roman" fo:font-size="12pt" style:font-size-asian="12pt" style:font-size-complex="12pt"/>
    </style:style>
    <style:style style:name="P55" style:parent-style-name="Standard" style:family="paragraph">
      <style:paragraph-properties fo:line-height="200%"/>
      <style:text-properties style:font-name="Times New Roman" style:font-name-complex="Times New Roman" fo:font-size="12pt" style:font-size-asian="12pt" style:font-size-complex="12pt"/>
    </style:style>
    <style:style style:name="P56" style:parent-style-name="Standard" style:family="paragraph">
      <style:paragraph-properties fo:line-height="200%"/>
      <style:text-properties style:font-name="Times New Roman" style:font-name-complex="Times New Roman" fo:font-size="12pt" style:font-size-asian="12pt" style:font-size-complex="12pt"/>
    </style:style>
    <style:style style:name="P57" style:parent-style-name="Standard" style:family="paragraph">
      <style:paragraph-properties fo:line-height="200%"/>
      <style:text-properties style:font-name="Times New Roman" style:font-name-complex="Times New Roman" fo:font-size="12pt" style:font-size-asian="12pt" style:font-size-complex="12pt"/>
    </style:style>
    <style:style style:name="P58" style:parent-style-name="Standard" style:family="paragraph">
      <style:paragraph-properties fo:line-height="200%"/>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9" style:parent-style-name="Standard" style:family="paragraph">
      <style:paragraph-properties fo:line-height="200%"/>
      <style:text-properties style:font-name="Times New Roman" style:font-name-complex="Times New Roman" fo:font-size="12pt" style:font-size-asian="12pt" style:font-size-complex="12pt"/>
    </style:style>
    <style:style style:name="P60" style:parent-style-name="Standard" style:family="paragraph">
      <style:paragraph-properties fo:line-height="200%"/>
    </style:style>
  </office:automatic-styles>
  <office:body>
    <office:text text:use-soft-page-breaks="true">
      <text:p text:style-name="P1">CMPS 455 Operating System</text:p>
      <text:p text:style-name="P2">Team: JJT</text:p>
      <text:p text:style-name="P3">Team Members:</text:p>
      <text:p text:style-name="P4">John Judice</text:p>
      <text:p text:style-name="P5">Tung Nguyen</text:p>
      <text:p text:style-name="P6">Trellis Sherman</text:p>
      <text:p text:style-name="P7">Task IV: Report</text:p>
      <text:p text:style-name="P8"/>
      <text:p text:style-name="P9">I. Syscalls</text:p>
      <text:p text:style-name="P10"><text:span text:style-name="T11"><text:tab/>In order for this project to even start working, we have to<text:s/></text:span><text:span text:style-name="T12">implement system calls. <text:s/>The system calls we are ask to modifying for this project are Exec(), Join(), Exit(), Yield(). <text:s/>The Exit() and Yield() system calls were the easiest of the bunch to implement. To implement the Exit() system call, we are gracefully<text:s/></text:span><text:span text:style-name="T13">exiting a process by using the <text:s/>following code line currentThread</text:span><text:span text:style-name="T14">→</text:span><text:span text:style-name="T15">Finish(). <text:s/>This would set the current thread/process to be destroyed and put the thread/process to “sleep”, and would later be destroyed whenever scheduler runs the next process so the memor</text:span><text:span text:style-name="T16">y that the process occupied will be freed up for other processes to use it. <text:s/></text:span></text:p>
      <text:p text:style-name="P17"><text:span text:style-name="T18"><text:tab/>The implementation of system call Yield() is quite similar to the Exit() system call, in terms of simplicity. To yield a thread/process, we are using the code line currentThread</text:span><text:span text:style-name="T19">→</text:span><text:span text:style-name="T20">Yield(). <text:s/>This would put the process back on the “ready list” and allow another process to have a chance to use the CPU. <text:s/>The next two syscall, Exec() and Join(), are more complex than the Exit() and Yield() syscalls in terms of code and procedure. <text:s/>First</text:span><text:span text:style-name="T21"><text:s/>off, we will look at Exec(). Exec() starts by obtaining the ID of the current thread. The next step of Exec() was to convert the numeric file, that was passed in arg1, into a filepath that was stored in an array of chars. <text:s/>A check is performed on the file</text:span><text:span text:style-name="T22"><text:s/>path to determine whether the file is valid or invalid. For the file to be valid, it must exist in the given filepath and should not be empty. <text:s/></text:span></text:p>
      <text:soft-page-break/>
      <text:p text:style-name="P23"><text:span text:style-name="T24">If the file is not there, then a message will be displayed that a file was unable to open. If the file was val</text:span><text:span text:style-name="T25">id, then a process to create space address and thread is started for the file. The created thread will represent a process that we wish to run and the allocated space is the space of the process. If there is currently no room in memory to allocate the spac</text:span><text:span text:style-name="T26">e, then the space is not added to memory and the process is terminated. <text:s/>If there is room in memory, then the process is added to memory in pages. A thread is created and given the name of “execute-worker.” The thread will be used to fork the process onto<text:s/></text:span><text:span text:style-name="T27">the ready list. Before the thread process begins, it initializes its registers and then the process is added to the ready list.</text:span></text:p>
      <text:p text:style-name="P28"><text:tab/>The Join() syscall was the most difficult syscall to implement, as it also incorporates some of the code of Exec(), but at a much complicated way.<text:s/>This portion of the project was commented out because it was not completed for time of submission. <text:s/>The code is there so that when this project is evaluated it will show that time and work was put into this part of the project.<text:s/>The code in Join() is nearly identical Exec(), in that they both starts by obtaining the ID of the current thread. Both Exec() and Join() convert <text:s/>the numeric file into a filepath that is stored in an array of chars. Join() begins to differs from Exec() such that instead of just needing to forking one process, there are two process that needs to be forked and the way they are forked is different from Exec(). In Join(), these two process are not executed simultaneously. Instead, these two<text:s/>process are ran as a parent child relationship, in a way that the child process must execute and terminates before the parent, and the parent process must not terminate before any of its children is terminated. While the parent thread has child threads, the parent thread put to sleep while the children thread process is executed. Once all the children threads are finished, the parent thread begins its process and the process is terminated upon finishing. <text:s/></text:p>
      <text:soft-page-break/>
      <text:p text:style-name="P29">II. MultiProgramming</text:p>
      <text:p text:style-name="P30">II.A-Memory Management</text:p>
      <text:p text:style-name="P31">Implementation of multiprogramming was achieved by managing memory and having an allocation/deallocation scheme within our project. <text:s/>Managing memory was done by keeping a track of what memory was used with our Bitmap object CoreMap which we set to be a global variable. <text:s/>Whenever there was enough space to accommodate <text:s/>a process and is placed onto main memory, we set the corresponding bit in CoreMap with the Bitmap function Mark(i) so other processes would know, when searching for an empty slot in main memory, that<text:s/>a portion of main memory is in used by another process. <text:s/>This was really useful in allocating or deallocating memory. <text:s/>Next up is the memory allocation/deallocation scheme created for our project.</text:p>
      <text:p text:style-name="P32">II.B-Memory Allocation/Deallocation</text:p>
      <text:p text:style-name="P33">Depending upon what memory allocation method was chosen (first, best, or worst-fit), memory allocation is done within AddrSpace constructor. <text:s/>AddrSpace constructor determines the number of pages the process will occupy and going through our switch statement we find out where the process’s start location and if there is enough available memory to place the process onto memory. <text:s/>If there is not enough space in memory, then our program will tell the user that there is not enough space and process will be terminated gracefully. <text:s/>If<text:s/>a process does find enough space in memory to accommodate it, then during page table translation we set pageTable[i].physicalPage equal to the beginning of the portion in memory where the process will be located and each sequential physical page is the next spot in memory because we are implementing contiguous memory. <text:s/></text:p>
      <text:p text:style-name="P34"/>
      <text:soft-page-break/>
      <text:p text:style-name="P35">For the deallocation of memory, we freed up bits in CoreMap that corresponds to the process being “Exit” by placing Bitmap’s function Clear(i) in the destructor of AddrSpace. <text:s/>By placing<text:s/>the Bitmap’s function Clear(i) in the destructor, other processes can see the portion that was freed up and what portion of memory are available for use.</text:p>
      <text:p text:style-name="P36">II.C-Process</text:p>
      <text:p text:style-name="P37"><text:tab/>Process is started when a user program is executed with the command line -x ../test/....<text:s/>in userprog directory of nachos-3.4/code folder with optional commands like -M #, where # should only be 1-3 (memory allocation method) but if user input an invalid option, corresponding error will notify the user that they selected a wrong method and will default to first-fit method (option #1). <text:s/>Next, the program will head into progtest.cc's StartProcess function to start the first process by looking if the first process actually exist by checking the file name. <text:s/>If executable is correct and valid, we will create a new addrSpace with the executable file name as a parameter. <text:s/>Within AddrSpace constructor, next, we are checking to see if there is enough space in memory by checking our global Bitmap CoreMap and assigning the process to an appropriate start location depending on memory allocation method chosen in the command line. <text:s/>Within the first process, if there is a syscall to Exec() or Join(), we again check to see if the file is valid and create another addrSpace, check for availability of memory, and loop til all process/threads are done and Exit() gracefully.</text:p>
      <text:p text:style-name="P38">II.D-Data Structures</text:p>
      <text:p text:style-name="P39"><text:tab/>Data structures used in this project were Bitmap, arrays, and structs. <text:s/>The reason for using a Bitmap in this project is for the sole purpose to keep track of what space in<text:s/>memory is in use. <text:s/>Using this Bitmap object CoreMap, we can search each individual cell to see if a memory page is <text:s/>currently being used or is free.</text:p>
      <text:soft-page-break/>
      <text:p text:style-name="P40"><text:tab/>We can also use the CoreMap to check for the size of available space in memory using an array later explained in the search algorithm. For example, cell 0-5 are available meaning there is enough space for a process that takes up at most 6 bits. <text:s/>We created a struct Info data structure in addrspace files for keeping track of the sections in Bitmap that are available. Struct Info contains the information of where the starting page of available space is and its size. <text:s/>Using this struct, we create an array storage that stores an Info struct so we can use this array later in addrspace constructor to find the appropriate start location of a process if available. <text:s/>If not, the process will terminate gracefully.</text:p>
      <text:p text:style-name="P41"/>
      <text:p text:style-name="P42">III. Problems Encountered</text:p>
      <text:p text:style-name="P43"><text:span text:style-name="T44"><text:tab/>We have encounter several issues with this project with both syscall and addrspace. One problem we have with addrspace is processes b</text:span><text:span text:style-name="T45">eing wiped out. Before a process is added to memory, it emptys the entire memory and then add the process. If we want to run two exec() processes, ProcessA and ProcessB, the first process will run for a little but when the second process is added to the ad</text:span><text:span text:style-name="T46">drspace, the first process is erased. Since this prevents multiprogramming, Tung and John, developed a scheme, where adding a process no longer zeros out the entire memory. A global CoreMap is used to keep track of areas were bits are either free or used.<text:s/></text:span><text:span text:style-name="T47">If the number of bits are contiguous and can fit the process, then the process is given a start location for the process and use that start location for page translation. <text:s/>To free up the CoreMap, an algorithm was created to free up the bits used in a previ</text:span><text:span text:style-name="T48">ous process and set the bits to be free or 0. Since the CoreMap keep track of which bits we being used or not, problem with accessing matching process and pages.</text:span></text:p>
      <text:soft-page-break/>
      <text:p text:style-name="P49"><text:span text:style-name="T50"><text:tab/></text:span><text:span text:style-name="T51">A problem we ran into with syscall is not being able to distinguish multiple threads with eit</text:span><text:span text:style-name="T52">her the same or different processes. To solve this issue, Tung and John, implemented methods is Threads.cc and AddrSpace.cc, that will assign each process an identification number so it will be easier to distinguish each thread. <text:s/>The main issue we had with</text:span><text:span text:style-name="T53"><text:s/>syscalls were that we did not know how each system syscall work exactly. Although the Salsa, document shows what the parameters should be, it wasn't really informative, in that it was unclear of what the syscall should do in order to get the desired resul</text:span><text:span text:style-name="T54">t. To resolve this issue,we ask the TA's and done a lot of guess and check, and research on the syscalls and the way they should function.</text:span></text:p>
      <text:p text:style-name="P55"><text:tab/>Another problem we had was trying to implement the syscall and addrspace concurrently. To implement Exec and Join or<text:s/>multiple syscalls, AddrSpace needed to be modified to allow multiprogramming. To determine if your AddrSpace allowed multiprogramming, it needed to be tested. To resolve this we basically divided the problem into three task. One person focus on Syscall(Trellis), one person focus on modifying AddrSpace(Tung), and John was basically the middleman working on both.</text:p>
      <text:p text:style-name="P56"><text:tab/>One problem that had occurred was when we were trying to test out whenever we go into an infinite loop. <text:s/>The three memory fit allocation methods work fine when only a few processes are asking for a space in memory. <text:s/>The problem was whenever we try to test our fit allocation method on an infinite loop. <text:s/>At least one of the fit would either hang up or just stop the program but the other fit methods would go through the infinite loop. <text:s/>We don't know why the fit methods we created would hang up or just stop the program because for example, best fit would go through the infinite loop but worst fit would stop the program. <text:s/>How can this be when best fit and<text:s/>worst fit were designed exactly the same except for a minor change in search algorithm and starting page location?</text:p>
      <text:p text:style-name="P57"/>
      <text:p text:style-name="P58">IV.Choice of Algorithm</text:p>
      <text:p text:style-name="P59"><text:tab/>Our choice of algorithm is a linear search for determining a process location in memory whenever a process is created. <text:s/>We created an array storage of Info and stuff an Info variable to each cell of the array whenever a criteria is meet. <text:s/>For example, a process takes up six spots in memory so, we only record the sections in memory that are free with a size count greater than or equal to process size. <text:s/>Eliminating the sections available in memory that are less than process size. <text:s/>Afterward, depending on what memory allocation method was chosen, we search array storage to find the largest section (worst-fit) or smallest section (best-fit) to accommodate the process. <text:s/>For first-fit, there is no need for an array because a process will be placed at the very first location that is seen in Bitmap CoreMap that has enough space in memory to fit the process.</text:p>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DejaVu LGC Sans" svg:font-family="DejaVu LGC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DejaVu LGC Sans" style:font-name-complex="DejaVu LGC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Header">Team: JJT<text:tab/>CMPS: 455<text:tab/>Project #2</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atrick</meta:initial-creator>
    <dc:creator>Patrick</dc:creator>
    <meta:creation-date>2013-10-15T14:57:00Z</meta:creation-date>
    <dc:date>2013-10-15T15:00:00Z</dc:date>
    <meta:template xlink:href="Normal.dotm" xlink:type="simple"/>
    <meta:editing-cycles>3</meta:editing-cycles>
    <meta:editing-duration>PT120S</meta:editing-duration>
    <meta:document-statistic meta:page-count="7" meta:paragraph-count="23" meta:word-count="1776" meta:character-count="11882" meta:row-count="84" meta:non-whitespace-character-count="10129"/>
  </office:meta>
</office:document-meta>
</file>